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8" style:family="graphic" style:parent-style-name="objectwithoutfill">
      <style:graphic-properties draw:marker-start="Arrow"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1cm" svg:height="3.302cm" svg:x="3.667cm" svg:y="6.08cm">
          <text:p/>
        </draw:rect>
        <draw:rect draw:style-name="gr1" draw:text-style-name="P1" draw:layer="layout" svg:width="5.08cm" svg:height="7.874cm" svg:x="13.192cm" svg:y="4.429cm">
          <text:p/>
        </draw:rect>
        <draw:custom-shape draw:style-name="gr2" draw:text-style-name="P1" draw:layer="layout" svg:width="1.524cm" svg:height="1.397cm" svg:x="3.921cm" svg:y="6.5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draw:layer="layout" svg:width="1.524cm" svg:height="1.397cm" svg:x="5.72cm" svg:y="6.5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" draw:text-style-name="P1" draw:layer="layout" svg:x1="7.476cm" svg:y1="8.15cm" svg:x2="12.722cm" svg:y2="8.175cm" svg:d="m7476 8150h2874v25h2372">
          <text:p/>
        </draw:connector>
        <draw:connector draw:style-name="gr1" draw:text-style-name="P1" draw:layer="layout" svg:x1="7.475cm" svg:y1="9.05cm" svg:x2="12.721cm" svg:y2="9.075cm" svg:d="m7475 9050h2874v25h2372">
          <text:p/>
        </draw:connector>
        <draw:rect draw:style-name="gr3" draw:text-style-name="P2" draw:layer="layout" svg:width="3.937cm" svg:height="0.535cm" svg:x="7.604cm" svg:y="9.228cm">
          <text:p text:style-name="P1"><text:span text:style-name="T1">Vcc - Red</text:span></text:p>
        </draw:rect>
        <draw:rect draw:style-name="gr3" draw:text-style-name="P2" draw:layer="layout" svg:width="3.937cm" svg:height="0.535cm" svg:x="7.603cm" svg:y="8.428cm">
          <text:p text:style-name="P1"><text:span text:style-name="T1">Trig-Orange</text:span></text:p>
        </draw:rect>
        <draw:connector draw:style-name="gr1" draw:text-style-name="P1" draw:layer="layout" svg:x1="7.474cm" svg:y1="7.25cm" svg:x2="12.72cm" svg:y2="7.275cm" svg:d="m7474 7250h2874v25h2372">
          <text:p/>
        </draw:connector>
        <draw:rect draw:style-name="gr3" draw:text-style-name="P2" draw:layer="layout" svg:width="3.937cm" svg:height="0.535cm" svg:x="7.603cm" svg:y="7.428cm">
          <text:p text:style-name="P1"><text:span text:style-name="T1">Echo-Yellow</text:span></text:p>
        </draw:rect>
        <draw:connector draw:style-name="gr1" draw:text-style-name="P1" draw:layer="layout" svg:x1="7.474cm" svg:y1="6.35cm" svg:x2="12.72cm" svg:y2="6.375cm" svg:d="m7474 6350h2874v25h2372">
          <text:p/>
        </draw:connector>
        <draw:rect draw:style-name="gr3" draw:text-style-name="P2" draw:layer="layout" svg:width="3.937cm" svg:height="0.535cm" svg:x="7.603cm" svg:y="6.528cm">
          <text:p text:style-name="P1"><text:span text:style-name="T1">Gnd-Brown</text:span></text:p>
        </draw:rect>
        <draw:frame draw:style-name="gr4" draw:text-style-name="P3" draw:layer="layout" svg:width="1.332cm" svg:height="0.806cm" svg:x="13.317cm" svg:y="8.703cm">
          <draw:text-box>
            <text:p><text:span text:style-name="T1">Vcc</text:span></text:p>
          </draw:text-box>
        </draw:frame>
        <draw:frame draw:style-name="gr4" draw:text-style-name="P3" draw:layer="layout" svg:width="1.907cm" svg:height="0.806cm" svg:x="13.317cm" svg:y="7.803cm">
          <draw:text-box>
            <text:p><text:span text:style-name="T1">Pin 12</text:span></text:p>
          </draw:text-box>
        </draw:frame>
        <draw:frame draw:style-name="gr4" draw:text-style-name="P3" draw:layer="layout" svg:width="1.869cm" svg:height="0.806cm" svg:x="13.317cm" svg:y="6.903cm">
          <draw:text-box>
            <text:p><text:span text:style-name="T1">Pin 11</text:span></text:p>
          </draw:text-box>
        </draw:frame>
        <draw:frame draw:style-name="gr4" draw:text-style-name="P3" draw:layer="layout" svg:width="1.438cm" svg:height="0.806cm" svg:x="13.317cm" svg:y="6.003cm">
          <draw:text-box>
            <text:p><text:span text:style-name="T1">Gnd</text:span></text:p>
          </draw:text-box>
        </draw:frame>
        <draw:frame draw:style-name="gr5" draw:layer="layout" svg:width="3.937cm" svg:height="1.016cm" svg:x="3.667cm" svg:y="4.81cm">
          <draw:text-box>
            <text:p>HC-SR04</text:p>
          </draw:text-box>
        </draw:frame>
        <draw:frame draw:style-name="gr5" draw:layer="layout" svg:width="3.937cm" svg:height="1.016cm" svg:x="13.668cm" svg:y="3.31cm">
          <draw:text-box>
            <text:p>Arduino</text:p>
          </draw:text-box>
        </draw:frame>
      </draw:page>
      <draw:page draw:name="page2" draw:style-name="dp1" draw:master-page-name="Default">
        <draw:rect draw:style-name="gr1" draw:text-style-name="P1" draw:layer="layout" svg:width="6.985cm" svg:height="8.763cm" svg:x="5.445cm" svg:y="7.223cm">
          <text:p/>
        </draw:rect>
        <draw:line draw:style-name="gr6" draw:text-style-name="P1" draw:layer="layout" svg:x1="5.445cm" svg:y1="7.18cm" svg:x2="12.303cm" svg:y2="7.207cm">
          <text:p/>
        </draw:line>
        <draw:path draw:style-name="gr6" draw:text-style-name="P1" draw:layer="layout" svg:width="7.134cm" svg:height="3.279cm" draw:transform="skewX (0.214675497995262) rotate (0.278554548618242) translate (5.35621720771357cm 5.81903323807407cm)" svg:viewBox="0 0 7135 3280" svg:d="m0 1359c3966-3932 7135 1921 7135 1921">
          <text:p/>
        </draw:path>
        <draw:path draw:style-name="gr6" draw:text-style-name="P1" draw:layer="layout" svg:width="7.054cm" svg:height="2.784cm" draw:transform="skewX (-0.160221225333049) rotate (2.90579867164481) translate (12.2169752945221cm 18.8134345673288cm)" svg:viewBox="0 0 7055 2785" svg:d="m7055 1154c-3919-3339-7055 1631-7055 1631">
          <text:p/>
        </draw:path>
        <draw:line draw:style-name="gr7" draw:text-style-name="P1" draw:layer="layout" svg:x1="13.319cm" svg:y1="4.937cm" svg:x2="13.446cm" svg:y2="17.891cm">
          <text:p/>
        </draw:line>
        <draw:frame draw:style-name="gr4" draw:layer="layout" svg:width="2.403cm" svg:height="0.963cm" svg:x="15.478cm" svg:y="9.636cm">
          <draw:text-box>
            <text:p>107cm</text:p>
          </draw:text-box>
        </draw:frame>
        <draw:line draw:style-name="gr8" draw:text-style-name="P1" draw:layer="layout" svg:x1="5.572cm" svg:y1="19.669cm" svg:x2="12.303cm" svg:y2="19.669cm">
          <text:p/>
        </draw:line>
        <draw:frame draw:style-name="gr4" draw:layer="layout" svg:width="2.051cm" svg:height="0.963cm" svg:x="8.366cm" svg:y="18.907cm">
          <draw:text-box>
            <text:p>64c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28T14:07:13.74</meta:creation-date>
    <dc:date>2016-03-12T18:21:24.96</dc:date>
    <meta:editing-duration>P8DT5H41M</meta:editing-duration>
    <meta:editing-cycles>3</meta:editing-cycles>
    <meta:generator>OpenOffice.org/3.4.1$Win32 OpenOffice.org_project/341m1$Build-9593</meta:generator>
    <meta:document-statistic meta:object-count="26"/>
  </office:meta>
</office:document-meta>
</file>